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size="10pt" fo:font-weight="bold" officeooo:rsid="003ed29c" officeooo:paragraph-rsid="0013d894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10pt" officeooo:rsid="003d1af3" officeooo:paragraph-rsid="0013d89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fo:font-size="10pt" officeooo:rsid="0027d1ed" officeooo:paragraph-rsid="0013d89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style:text-underline-style="solid" style:text-underline-width="auto" style:text-underline-color="font-color" fo:font-weight="normal" officeooo:rsid="002e8ce2" officeooo:paragraph-rsid="0013d89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3ed29c" officeooo:paragraph-rsid="0013d89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025f" officeooo:paragraph-rsid="0013d89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359718" officeooo:paragraph-rsid="0013d894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2a7afe" officeooo:paragraph-rsid="0013d894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025f" officeooo:paragraph-rsid="0013d894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7f0f" officeooo:paragraph-rsid="0013d894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2a7afe" officeooo:paragraph-rsid="0013d89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7f0f" officeooo:paragraph-rsid="0013d89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4d5ed" officeooo:paragraph-rsid="0013d89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0pt" officeooo:paragraph-rsid="00143fa7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7f0f" officeooo:paragraph-rsid="0013d894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333333" style:font-name="Roboto" fo:font-size="10pt" fo:letter-spacing="normal" fo:font-style="normal" fo:font-weight="normal" officeooo:rsid="0013d894" officeooo:paragraph-rsid="0013d894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ffffff" style:font-name="Roboto" fo:font-size="10pt" fo:letter-spacing="normal" fo:font-style="normal" fo:font-weight="normal" officeooo:rsid="003ffe47" officeooo:paragraph-rsid="0013d89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ffffff" style:font-name="Roboto" fo:font-size="10pt" fo:letter-spacing="normal" fo:font-style="normal" fo:font-weight="normal" officeooo:rsid="002a7afe" officeooo:paragraph-rsid="0013d894" fo:background-color="transparent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8pt" fo:letter-spacing="normal" fo:font-style="normal" style:text-underline-style="none" fo:font-weight="normal" officeooo:rsid="004655fa" officeooo:paragraph-rsid="0013d894" style:text-blinking="false" fo:background-color="transparent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3pt" fo:font-style="normal" style:text-underline-style="solid" style:text-underline-width="auto" style:text-underline-color="font-color" fo:font-weight="normal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24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style:font-name="Roboto" fo:letter-spacing="normal" fo:font-style="normal" fo:font-weight="normal"/>
    </style:style>
    <style:style style:name="T2" style:family="text">
      <style:text-properties fo:font-variant="normal" fo:text-transform="none" style:font-name="Roboto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font-name="Roboto" fo:letter-spacing="normal" fo:font-style="normal" fo:font-weight="normal" officeooo:rsid="002a7afe" style:font-weight-asian="normal" style:font-weight-complex="normal"/>
    </style:style>
    <style:style style:name="T4" style:family="text">
      <style:text-properties fo:font-variant="normal" fo:text-transform="none" style:font-name="Roboto" fo:letter-spacing="normal" fo:font-style="normal" fo:font-weight="normal" officeooo:rsid="003ffe47" style:font-weight-asian="normal" style:font-weight-complex="normal"/>
    </style:style>
    <style:style style:name="T5" style:family="text">
      <style:text-properties fo:font-variant="normal" fo:text-transform="none" style:font-name="Roboto" fo:letter-spacing="normal" fo:font-style="normal" fo:font-weight="normal" officeooo:rsid="0013d894" style:font-weight-asian="normal" style:font-weight-complex="normal"/>
    </style:style>
    <style:style style:name="T6" style:family="text">
      <style:text-properties fo:font-variant="normal" fo:text-transform="none" style:font-name="Roboto" fo:letter-spacing="normal" fo:font-style="normal" fo:font-weight="normal" officeooo:rsid="0027d1ed" style:font-weight-asian="normal" style:font-weight-complex="normal"/>
    </style:style>
    <style:style style:name="T7" style:family="text">
      <style:text-properties fo:font-variant="normal" fo:text-transform="none" style:font-name="Roboto" fo:letter-spacing="normal" fo:font-style="normal" fo:font-weight="normal" officeooo:rsid="002c65c5" style:font-weight-asian="normal" style:font-weight-complex="normal"/>
    </style:style>
    <style:style style:name="T8" style:family="text">
      <style:text-properties fo:font-variant="normal" fo:text-transform="none" style:font-name="Roboto" fo:letter-spacing="normal" fo:font-style="normal" fo:font-weight="normal" officeooo:rsid="003ed29c" style:font-weight-asian="normal" style:font-weight-complex="normal"/>
    </style:style>
    <style:style style:name="T9" style:family="text">
      <style:text-properties fo:font-variant="normal" fo:text-transform="none" style:font-name="Roboto" fo:letter-spacing="normal" fo:font-style="normal" fo:font-weight="normal" officeooo:rsid="003d1af3" style:font-weight-asian="normal" style:font-weight-complex="normal"/>
    </style:style>
    <style:style style:name="T10" style:family="text">
      <style:text-properties fo:font-variant="normal" fo:text-transform="none" style:font-name="Roboto" fo:letter-spacing="normal" fo:font-style="normal" fo:font-weight="normal" officeooo:rsid="0027d1ed"/>
    </style:style>
    <style:style style:name="T11" style:family="text">
      <style:text-properties fo:font-variant="normal" fo:text-transform="none" style:font-name="Roboto" fo:letter-spacing="normal" fo:font-style="normal" fo:font-weight="normal" officeooo:rsid="002e8ce2"/>
    </style:style>
    <style:style style:name="T12" style:family="text">
      <style:text-properties fo:font-variant="normal" fo:text-transform="none" style:font-name="Roboto" fo:letter-spacing="normal" fo:font-style="normal" fo:font-weight="normal" officeooo:rsid="00437f0f"/>
    </style:style>
    <style:style style:name="T13" style:family="text">
      <style:text-properties fo:font-variant="normal" fo:text-transform="none" style:font-name="Roboto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style:font-name="Roboto" fo:letter-spacing="normal" fo:font-style="normal" fo:font-weight="bold" officeooo:rsid="002a7afe" style:font-weight-asian="bold" style:font-weight-complex="bold"/>
    </style:style>
    <style:style style:name="T15" style:family="text">
      <style:text-properties fo:font-variant="normal" fo:text-transform="none" fo:color="#000000" style:font-name="Roboto" fo:font-size="10.5pt" fo:letter-spacing="normal" fo:font-style="normal" fo:font-weight="normal" officeooo:rsid="002a7afe" fo:background-color="transparent" loext:char-shading-value="0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Roboto" fo:font-size="10.5pt" fo:letter-spacing="normal" fo:font-style="normal" fo:font-weight="normal" officeooo:rsid="00143fa7" fo:background-color="transparent" loext:char-shading-value="0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Roboto" fo:letter-spacing="normal" fo:font-style="normal" fo:font-weight="normal" officeooo:rsid="002a7afe"/>
    </style:style>
    <style:style style:name="T18" style:family="text">
      <style:text-properties fo:font-variant="normal" fo:text-transform="none" fo:color="#000000" style:font-name="Roboto" fo:letter-spacing="normal" fo:font-style="normal" fo:font-weight="normal" officeooo:rsid="003ffe47"/>
    </style:style>
    <style:style style:name="T19" style:family="text">
      <style:text-properties fo:font-variant="normal" fo:text-transform="none" fo:color="#000000" style:font-name="Roboto" fo:letter-spacing="normal" fo:font-style="normal" fo:font-weight="normal" officeooo:rsid="00341491"/>
    </style:style>
    <style:style style:name="T20" style:family="text">
      <style:text-properties fo:font-variant="normal" fo:text-transform="none" fo:color="#000000" style:font-name="Roboto" fo:letter-spacing="normal" fo:font-style="normal" fo:font-weight="normal" officeooo:rsid="0013d894"/>
    </style:style>
    <style:style style:name="T21" style:family="text">
      <style:text-properties fo:font-variant="normal" fo:text-transform="none" fo:color="#000000" style:font-name="Roboto" fo:letter-spacing="normal" fo:font-style="normal" fo:font-weight="normal" officeooo:rsid="00143fa7"/>
    </style:style>
    <style:style style:name="T22" style:family="text">
      <style:text-properties fo:font-variant="normal" fo:text-transform="none" fo:color="#000000" style:font-name="Roboto" fo:letter-spacing="normal" fo:font-style="normal" fo:font-weight="bold" officeooo:rsid="003ffe47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fff00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00" loext:char-shading-value="0"/>
    </style:style>
    <style:style style:name="T26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background-color="#ffff00" loext:char-shading-value="0"/>
    </style:style>
    <style:style style:name="T27" style:family="text">
      <style:text-properties officeooo:rsid="0013d894"/>
    </style:style>
    <style:style style:name="T28" style:family="text">
      <style:text-properties officeooo:rsid="00437f0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a7afe" style:font-weight-asian="bold" style:font-weight-complex="bold"/>
    </style:style>
    <style:style style:name="T31" style:family="text">
      <style:text-properties fo:font-weight="bold" officeooo:rsid="004655fa" style:font-weight-asian="bold" style:font-weight-complex="bold"/>
    </style:style>
    <style:style style:name="T32" style:family="text">
      <style:text-properties fo:font-weight="bold" officeooo:rsid="00437f0f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officeooo:rsid="00437f0f" style:font-weight-asian="normal" style:font-weight-complex="normal"/>
    </style:style>
    <style:style style:name="T35" style:family="text">
      <style:text-properties officeooo:rsid="00341491" style:font-weight-asian="normal" style:font-weight-complex="normal"/>
    </style:style>
    <style:style style:name="T36" style:family="text">
      <style:text-properties officeooo:rsid="00143fa7" style:font-weight-asian="normal" style:font-weight-complex="normal"/>
    </style:style>
    <style:style style:name="T37" style:family="text">
      <style:text-properties officeooo:rsid="002a7afe"/>
    </style:style>
    <style:style style:name="T38" style:family="text">
      <style:text-properties officeooo:rsid="0044d5ed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143fa7" fo:background-color="transparent" loext:char-shading-value="0"/>
    </style:style>
    <style:style style:name="T41" style:family="text">
      <style:text-properties officeooo:rsid="004655fa"/>
    </style:style>
    <style:style style:name="T42" style:family="text">
      <style:text-properties officeooo:rsid="00143fa7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44d5ed"/>
    </style:style>
    <style:style style:name="T45" style:family="text">
      <style:text-properties style:text-underline-style="solid" style:text-underline-width="auto" style:text-underline-color="font-color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docs-internal-guid-497d0ce6-7fff-cbb4-feb1-42e0a0faa5e5"/>Tarea 9 - Estimaciones de User Stories</text:p>
      <text:p text:style-name="Text_20_body"/>
      <text:p text:style-name="P22">Ejercicio 3: Caso Práctico – Sistema web mobile para registro de gastos</text:p>
      <text:p text:style-name="P24">Presentación del Caso de Estudio</text:p>
      <text:p text:style-name="P20">Objetivo: Desarrollar un sistema para celulares y Tablet para que los usuarios puedan registrar sus gastos mensuales y mantener un control de los mismos.</text:p>
      <text:p text:style-name="Text_20_body"/>
      <text:p text:style-name="P20">Luego de leer la entrevista que le realiza el Product Owner al Experto en el dominio:</text:p>
      <text:p text:style-name="P23"><text:span text:style-name="T23">Realizar, </text:span><text:span text:style-name="T26">todo el equipo con la función de Development Team</text:span><text:span text:style-name="T25"> </text:span><text:span text:style-name="T23">la detección de ROLES, AL MENOS 5 USER STORIES Y DARLES PUNTUACIÓN UTILIZANDO POKER PLANNING VÍA ZOOM EN EQUIPOS, REALIZANDO LA GRABACIÓN DE LA REUNIÓN EN CUESTIÓN.</text:span></text:p>
      <text:p text:style-name="Text_20_body"/>
      <text:p text:style-name="P20">Enviarme individualmente el archivo con los roles y las 5 user stories y el video de la estimación.</text:p>
      <text:p text:style-name="P25">A continuación, se transcribe parte de la entrevista realizada al experto en el dominio: Product Owner (PO): ¿Cómo debe visualizarse la planilla de gastos?</text:p>
      <text:p text:style-name="P21">Experto en el Dominio (ED): Similar a una tabla en Excel, con columnas donde se pueda indicar el monto, el tipo de gasto, y la fecha en que se realizó el gasto. </text:p>
      <text:p text:style-name="P21">PO: ¿La fecha del gasto es la fecha actual? ¿Se toma automáticamente?</text:p>
      <text:p text:style-name="Text_20_body"/>
      <text:p text:style-name="P21">ED: Debería mostrarse la fecha actual, pero permitir modificarse.</text:p>
      <text:p text:style-name="Text_20_body"/>
      <text:p text:style-name="P21">PO: ¿Cuáles son tipos de gastos permitidos?</text:p>
      <text:p text:style-name="Text_20_body"/>
      <text:p text:style-name="P21">ED: Cada persona debería poder registrar sus tipos de gastos, así como indicar si el gasto es propio o de otra persona (por ejemplo, de su esposa).</text:p>
      <text:p text:style-name="Text_20_body"/>
      <text:p text:style-name="P21">PO: ¿El nombre o la relación con el usuario debe indicarse?</text:p>
      <text:p text:style-name="Text_20_body"/>
      <text:p text:style-name="P21">ED: Debe indicarse el nombre y apellido. También por defecto debe mostrarse el nombre y el apellido del usuario logueado, permitiendo modificarlo, y si alguna vez se registró el nombre y apellido que se comienza a ingresar (no importa si esta vez o una vez anterior), el sistema debería mostrar aquellos nombres y apellidos que comiencen de forma similar, como hace el Excel.</text:p>
      <text:p text:style-name="Text_20_body"/>
      <text:p text:style-name="P21">PO: Ah... ¿Es decir que el usuario debe registrarse y cuando va a usar la aplicación debe iniciar sesión?¿Y la sesión caduca en algún momento?</text:p>
      <text:p text:style-name="Text_20_body"><text:soft-page-break/><text:line-break/><text:bookmark text:name="docs-internal-guid-1b5ec387-7fff-fb01-05c2-92916f639178"/><text:span text:style-name="T24">ED: El usuario debe registrarse para permitirle descargar la aplicación, y la primera vez debe iniciar sesión, pero luego se consideran los datos de la sesión registrados, salvo que el usuario decida desloguearse. La sesión no caduca nunca.</text:span></text:p>
      <text:p text:style-name="Text_20_body"/>
      <text:p text:style-name="P21">PO: ¿Y la planilla de gastos muestra todos los gastos? ¿Cómo se ordenan?</text:p>
      <text:p text:style-name="Text_20_body"/>
      <text:p text:style-name="P21">ED: Por defecto se deben mostrar todos los gastos del mes en curso ordenados desde el gasto más actual, pero el sistema debería permitir ver cualquier período que el usuario quiera, y que pueda filtrar por tipo de gasto, por responsable de gasto, por rango de montos. Además debe poder modificar el criterio de ordenamiento. Y para cada filtro que se aplique arriba se debe mostrar el total de gastos según el filtro aplicado. 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Sistema Web Mobile para Registro de Gastos:</text:p>
      <text:p text:style-name="Text_20_body">Roles:</text:p>
      <text:p text:style-name="Text_20_body">-Usuario Administrador</text:p>
      <text:p text:style-name="Text_20_body">-Usuario Invitado</text:p>
      <text:p text:style-name="Text_20_body">Historias de Usuarios -&amp;gt;</text:p>
      <text:p text:style-name="Text_20_body"/>
      <text:p text:style-name="Text_20_body">1) “Como usuario administrador, quiero que la aplicación me permita</text:p>
      <text:p text:style-name="Text_20_body">registrar el monto de un gasto con su fecha”.</text:p>
      <text:p text:style-name="Text_20_body">-probar registrar un gasto con su monto y fecha</text:p>
      <text:p text:style-name="Text_20_body"/>
      <text:p text:style-name="Text_20_body">2) “Como usuario administrador, quiero que la aplicación me permita</text:p>
      <text:p text:style-name="Text_20_body">registrar el tipo de gasto”.</text:p>
      <text:p text:style-name="Text_20_body">-probar registrar tipo de gasto</text:p>
      <text:p text:style-name="Text_20_body"/>
      <text:p text:style-name="Text_20_body">3) “Como administrador, quiero que la aplicación me permita visualizar</text:p>
      <text:p text:style-name="Text_20_body">los gastos, filtrando por tipo de gasto y responsable del gasto”.</text:p>
      <text:p text:style-name="Text_20_body">-probar hacer una búsqueda filtrando según quién hizo el gasto y en</text:p>
      <text:p text:style-name="Text_20_body">qué se gastó</text:p>
      <text:p text:style-name="Text_20_body"/>
      <text:p text:style-name="Text_20_body">4) “Como administrador, quiero que la aplicación me permita visualizar</text:p>
      <text:p text:style-name="Text_20_body">los gastos, filtrando por rango de montos”.</text:p>
      <text:p text:style-name="Text_20_body">-probar hacer una búsqueda filtrando según un rango de montos</text:p>
      <text:p text:style-name="Text_20_body"/>
      <text:p text:style-name="Text_20_body">5) “Como usuario administrador, quiero poder crear usuarios</text:p>
      <text:p text:style-name="Text_20_body">invitados”.</text:p>
      <text:p text:style-name="Text_20_body">-probar permiso para crear usuarios invitados</text:p>
      <text:p text:style-name="Text_20_body"/>
      <text:p text:style-name="Text_20_body">6) “Como usuario administrador, quiero poder registrar un tipo de</text:p>
      <text:p text:style-name="Text_20_body">gasto personalizado”.</text:p>
      <text:p text:style-name="Text_20_body">-probar ingresar un tipo de gasto personalizado por el usuario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8:06:41.657953167</meta:creation-date>
    <meta:generator>LibreOffice/6.0.7.3$Linux_X86_64 LibreOffice_project/00m0$Build-3</meta:generator>
    <dc:date>2020-05-04T13:41:40.289133107</dc:date>
    <meta:editing-duration>PT8M14S</meta:editing-duration>
    <meta:editing-cycles>2</meta:editing-cycles>
    <meta:document-statistic meta:table-count="0" meta:image-count="0" meta:object-count="0" meta:page-count="3" meta:paragraph-count="44" meta:word-count="617" meta:character-count="3710" meta:non-whitespace-character-count="3131"/>
  </office:meta>
</office:document-meta>
</file>